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6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0-17_12-57-32_000.jpg</text:p>
          </table:table-cell>
          <table:table-cell table:style-name="ce11" office:value-type="string">
            <text:p>:m RES 1*3 / free# JVEMV6 68#_125:1 / 68. theoretical-physics(tp) / w=(n=2q+r),topics=proofs:induction,other=~,s=~,i=~,doc=r-7-2~5</text:p>
          </table:table-cell>
          <table:table-cell table:style-name="ce19"/>
          <table:table-cell table:style-name="ce4"/>
          <table:table-cell table:style-name="ce4"/>
          <table:table-cell table:style-name="ce38" table:formula="of:=IF([.E2]=&quot;&quot;;[.C2];CONCATENATE([.C2];&quot; / &quot;;[.E2]))" office:value-type="string" office:string-value=":m RES 1*3 / free# JVEMV6 68#_125:1 / 68. theoretical-physics(tp) / w=(n=2q+r),topics=proofs:induction,other=~,s=~,i=~,doc=r-7-2~5">
            <text:p>:m RES 1*3 / free# JVEMV6 68#_125:1 / 68. theoretical-physics(tp) / w=(n=2q+r),topics=proofs:induction,other=~,s=~,i=~,doc=r-7-2~5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0-17_12-58-13_000.jpg</text:p>
          </table:table-cell>
          <table:table-cell table:style-name="ce11" office:value-type="string">
            <text:p>:m RES 2*3 / free# JVEMV6 68#_125:1 / 68. theoretical-physics(tp) / w=(n=3q+r),topics=proofs:induction,other=~,s=~,i=~,doc=r-7-2~5</text:p>
          </table:table-cell>
          <table:table-cell table:style-name="ce11"/>
          <table:table-cell table:style-name="ce4"/>
          <table:table-cell table:style-name="ce4"/>
          <table:table-cell table:style-name="ce38" table:formula="of:=IF([.E3]=&quot;&quot;;[.C3];CONCATENATE([.C3];&quot; / &quot;;[.E3]))" office:value-type="string" office:string-value=":m RES 2*3 / free# JVEMV6 68#_125:1 / 68. theoretical-physics(tp) / w=(n=3q+r),topics=proofs:induction,other=~,s=~,i=~,doc=r-7-2~5">
            <text:p>:m RES 2*3 / free# JVEMV6 68#_125:1 / 68. theoretical-physics(tp) / w=(n=3q+r),topics=proofs:induction,other=~,s=~,i=~,doc=r-7-2~5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10-17_12-58-35_000.jpg</text:p>
          </table:table-cell>
          <table:table-cell table:style-name="ce11" office:value-type="string">
            <text:p>:m RES 3*3 / free# JVEMV6 68#_125:1 / 68. theoretical-physics(tp) / w=(n=3q+r),topics=proofs:induction,other=~,s=~,i=~,doc=r-7-2~5</text:p>
          </table:table-cell>
          <table:table-cell table:style-name="ce11"/>
          <table:table-cell table:style-name="ce4"/>
          <table:table-cell table:style-name="ce4"/>
          <table:table-cell table:style-name="ce38" table:formula="of:=IF([.E4]=&quot;&quot;;[.C4];CONCATENATE([.C4];&quot; / &quot;;[.E4]))" office:value-type="string" office:string-value=":m RES 3*3 / free# JVEMV6 68#_125:1 / 68. theoretical-physics(tp) / w=(n=3q+r),topics=proofs:induction,other=~,s=~,i=~,doc=r-7-2~5">
            <text:p>:m RES 3*3 / free# JVEMV6 68#_125:1 / 68. theoretical-physics(tp) / w=(n=3q+r),topics=proofs:induction,other=~,s=~,i=~,doc=r-7-2~5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10-17_13-27-21_000.jpg</text:p>
          </table:table-cell>
          <table:table-cell table:style-name="ce19" office:value-type="string">
            <text:p>:m 食べた物</text:p>
          </table:table-cell>
          <table:table-cell table:style-name="ce11"/>
          <table:table-cell table:style-name="ce4"/>
          <table:table-cell table:style-name="ce4"/>
          <table:table-cell table:style-name="ce38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10-17_16-28-02_000.jpg</text:p>
          </table:table-cell>
          <table:table-cell table:style-name="ce19" office:value-type="string">
            <text:p>:m RES 1*3 / free# JVEMV6 68#_125:2:id=8B5V:1 / 68. theoretical-physics(tp) / w=~,topics=アポロニウスの円,other=q+,s=~,i=~,doc=r-7-5.3~4#1.d-1</text:p>
          </table:table-cell>
          <table:table-cell table:style-name="ce11"/>
          <table:table-cell table:style-name="ce4"/>
          <table:table-cell table:style-name="ce4"/>
          <table:table-cell table:style-name="ce38" table:formula="of:=IF([.E6]=&quot;&quot;;[.C6];CONCATENATE([.C6];&quot; / &quot;;[.E6]))" office:value-type="string" office:string-value=":m RES 1*3 / free# JVEMV6 68#_125:2:id=8B5V:1 / 68. theoretical-physics(tp) / w=~,topics=アポロニウスの円,other=q+,s=~,i=~,doc=r-7-5.3~4#1.d-1">
            <text:p>:m RES 1*3 / free# JVEMV6 68#_125:2:id=8B5V:1 / 68. theoretical-physics(tp) / w=~,topics=アポロニウスの円,other=q+,s=~,i=~,doc=r-7-5.3~4#1.d-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10-17_16-28-25_000.jpg</text:p>
          </table:table-cell>
          <table:table-cell table:style-name="ce19" office:value-type="string">
            <text:p>:m RES 2*3 / free# JVEMV6 68#_125:2:id=8B5V:1 / 68. theoretical-physics(tp) / w=~,topics=アポロニウスの円,other=q+,s=~,i=~,doc=r-7-5.3~4#1.d-1</text:p>
          </table:table-cell>
          <table:table-cell table:style-name="ce19"/>
          <table:table-cell table:style-name="ce4"/>
          <table:table-cell table:style-name="ce4"/>
          <table:table-cell table:style-name="ce38" table:formula="of:=IF([.E7]=&quot;&quot;;[.C7];CONCATENATE([.C7];&quot; / &quot;;[.E7]))" office:value-type="string" office:string-value=":m RES 2*3 / free# JVEMV6 68#_125:2:id=8B5V:1 / 68. theoretical-physics(tp) / w=~,topics=アポロニウスの円,other=q+,s=~,i=~,doc=r-7-5.3~4#1.d-1">
            <text:p>:m RES 2*3 / free# JVEMV6 68#_125:2:id=8B5V:1 / 68. theoretical-physics(tp) / w=~,topics=アポロニウスの円,other=q+,s=~,i=~,doc=r-7-5.3~4#1.d-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10-17_16-28-43_000.jpg</text:p>
          </table:table-cell>
          <table:table-cell table:style-name="ce19" office:value-type="string">
            <text:p>:m RES 3*3 / free# JVEMV6 68#_125:2:id=8B5V:1 / 68. theoretical-physics(tp) / w=~,topics=アポロニウスの円,other=q+,s=~,i=~,doc=r-7-5.3~4#1.d-1</text:p>
          </table:table-cell>
          <table:table-cell table:style-name="ce11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m RES 3*3 / free# JVEMV6 68#_125:2:id=8B5V:1 / 68. theoretical-physics(tp) / w=~,topics=アポロニウスの円,other=q+,s=~,i=~,doc=r-7-5.3~4#1.d-1">
            <text:p>:m RES 3*3 / free# JVEMV6 68#_125:2:id=8B5V:1 / 68. theoretical-physics(tp) / w=~,topics=アポロニウスの円,other=q+,s=~,i=~,doc=r-7-5.3~4#1.d-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10-17_21-07-53_000.jpg</text:p>
          </table:table-cell>
          <table:table-cell table:style-name="ce11" office:value-type="string">
            <text:p>:m 食べた物</text:p>
          </table:table-cell>
          <table:table-cell table:style-name="ce11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10-18_02-12-04_000.jpg</text:p>
          </table:table-cell>
          <table:table-cell table:style-name="ce19" office:value-type="string">
            <text:p>:m other / log / 寝る前　ウェブ閲覧　記録　（for オナニー） / 了 / other=~</text:p>
          </table:table-cell>
          <table:table-cell table:style-name="ce19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m other / log / 寝る前　ウェブ閲覧　記録　（for オナニー） / 了 / other=~">
            <text:p>:m other / log / 寝る前　ウェブ閲覧　記録　（for オナニー） / 了 / 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2021-10-18_02-12-09_000.jpg</text:p>
          </table:table-cell>
          <table:table-cell table:style-name="ce11" office:value-type="string">
            <text:p>:m :PHOTO 寝た時刻 / 2021</text:p>
          </table:table-cell>
          <table:table-cell table:style-name="ce11"/>
          <table:table-cell table:style-name="ce4"/>
          <table:table-cell table:style-name="ce4"/>
          <table:table-cell table:style-name="ce38" table:formula="of:=IF([.E11]=&quot;&quot;;[.C11];CONCATENATE([.C11];&quot; / &quot;;[.E11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10-18_07-23-58_000.jpg</text:p>
          </table:table-cell>
          <table:table-cell table:style-name="ce11" office:value-type="string">
            <text:p>:m #*# / math / topic=奇数；素数 / content=命題あらゆる奇数は、素数と、別の奇数との、積の形に、分解できる;２以外の素数は、すべて、奇数 / status=~ / other=~,id=~</text:p>
          </table:table-cell>
          <table:table-cell table:style-name="ce11"/>
          <table:table-cell table:style-name="ce4"/>
          <table:table-cell table:style-name="ce4"/>
          <table:table-cell table:style-name="ce38" table:formula="of:=IF([.E12]=&quot;&quot;;[.C12];CONCATENATE([.C12];&quot; / &quot;;[.E12]))" office:value-type="string" office:string-value=":m #*# / math / topic=奇数；素数 / content=命題あらゆる奇数は、素数と、別の奇数との、積の形に、分解できる;２以外の素数は、すべて、奇数 / status=~ / other=~,id=~">
            <text:p>:m #*# / math / topic=奇数；素数 / content=命題あらゆる奇数は、素数と、別の奇数との、積の形に、分解できる;２以外の素数は、すべて、奇数 / status=~ / other=~,id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10-18_07-24-43_000.jpg</text:p>
          </table:table-cell>
          <table:table-cell table:style-name="ce18" office:value-type="string">
            <text:p>:m :PHOTO 起きた時刻 / 2021</text:p>
          </table:table-cell>
          <table:table-cell table:style-name="ce18"/>
          <table:table-cell table:style-name="ce4"/>
          <table:table-cell table:style-name="ce4"/>
          <table:table-cell table:style-name="ce38" table:formula="of:=IF([.E13]=&quot;&quot;;[.C13];CONCATENATE([.C13];&quot; / &quot;;[.E13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number-columns-repeated="2" table:style-name="ce11" office:value-type="string">
            <text:p>**</text:p>
          </table:table-cell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1"/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1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9" office:value-type="string">
            <text:p>:m other / log / 寝る前　ウェブ閲覧　記録　（for オナニー） / 了 / other=~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1" office:value-type="string">
            <text:p>:m :PHOTO 寝た時刻 / 2021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 office:value-type="string">
            <text:p>:m :PHOTO 起きた時刻 / 2021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2" office:value-type="string">
            <text:p>blank</text:p>
          </table:table-cell>
          <table:table-cell table:style-name="ce32" table:formula="of:=COUNTBLANK([.$C$2:.C17]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total</text:p>
          </table:table-cell>
          <table:table-cell table:style-name="ce32" table:formula="of:=COUNTA([.$B$2:.$B29])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6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2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2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　（for オナニー） / 未了 / 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1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:PHOTO 起きた時刻 / 20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1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8">2021/10/18</text:date>, <text:time>10:09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0-18T10:09:17.29</dc:date>
    <dc:creator>iwabuchi ken</dc:creator>
    <meta:editing-duration>P38DT16H39M30S</meta:editing-duration>
    <meta:editing-cycles>13565</meta:editing-cycles>
    <meta:document-statistic meta:table-count="1" meta:cell-count="436" meta:object-count="0"/>
  </office:meta>
</office:document-meta>
</file>